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d1aaf" officeooo:paragraph-rsid="000d1a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— номер телефона, в футтере, меньше размером чем наименование «Телефоны»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2T20:03:41.967000000</meta:creation-date>
    <dc:date>2023-10-02T20:09:17.181000000</dc:date>
    <meta:editing-duration>PT5M35S</meta:editing-duration>
    <meta:editing-cycles>1</meta:editing-cycles>
    <meta:document-statistic meta:table-count="0" meta:image-count="0" meta:object-count="0" meta:page-count="1" meta:paragraph-count="1" meta:word-count="10" meta:character-count="74" meta:non-whitespace-character-count="64"/>
    <meta:generator>LibreOffice/7.5.5.2$Windows_X86_64 LibreOffice_project/ca8fe7424262805f223b9a2334bc7181abbcbf5e</meta:generator>
  </office:meta>
</office:document-meta>
</file>